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1.8291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6252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7409in" fo:break-before="auto" style:use-optimal-row-height="fals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6319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1.3984in" fo:break-before="auto" style:use-optimal-row-height="false"/>
    </style:style>
    <style:style style:name="ro17" style:family="table-row">
      <style:table-row-properties style:row-height="0.7563in" fo:break-before="auto" style:use-optimal-row-height="false"/>
    </style:style>
    <style:style style:name="ro18" style:family="table-row">
      <style:table-row-properties style:row-height="1.5543in" fo:break-before="auto" style:use-optimal-row-height="false"/>
    </style:style>
    <style:style style:name="ro19" style:family="table-row">
      <style:table-row-properties style:row-height="1.2335in" fo:break-before="auto" style:use-optimal-row-height="false"/>
    </style:style>
    <style:style style:name="ro20" style:family="table-row">
      <style:table-row-properties style:row-height="1.2228in" fo:break-before="auto" style:use-optimal-row-height="false"/>
    </style:style>
    <style:style style:name="ro21" style:family="table-row">
      <style:table-row-properties style:row-height="1.8547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1.3472in" fo:break-before="auto" style:use-optimal-row-height="false"/>
    </style:style>
    <style:style style:name="ro24" style:family="table-row">
      <style:table-row-properties style:row-height="1.461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1.0465in" fo:break-before="auto" style:use-optimal-row-height="false"/>
    </style:style>
    <style:style style:name="ro27" style:family="table-row">
      <style:table-row-properties style:row-height="0.7043in" fo:break-before="auto" style:use-optimal-row-height="fals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4299in" fo:break-before="auto" style:use-optimal-row-height="false"/>
    </style:style>
    <style:style style:name="ro30" style:family="table-row">
      <style:table-row-properties style:row-height="1.4402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2.3528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2.2693in" fo:break-before="auto" style:use-optimal-row-height="false"/>
    </style:style>
    <style:style style:name="ro36" style:family="table-row">
      <style:table-row-properties style:row-height="1.3161in" fo:break-before="auto" style:use-optimal-row-height="false"/>
    </style:style>
    <style:style style:name="ro37" style:family="table-row">
      <style:table-row-properties style:row-height="0.8291in" fo:break-before="auto" style:use-optimal-row-height="false"/>
    </style:style>
    <style:style style:name="ro38" style:family="table-row">
      <style:table-row-properties style:row-height="0.9945in" fo:break-before="auto" style:use-optimal-row-height="false"/>
    </style:style>
    <style:style style:name="ro39" style:family="table-row">
      <style:table-row-properties style:row-height="1.2638in" fo:break-before="auto" style:use-optimal-row-height="false"/>
    </style:style>
    <style:style style:name="ro40" style:family="table-row">
      <style:table-row-properties style:row-height="1.0362in" fo:break-before="auto" style:use-optimal-row-height="false"/>
    </style:style>
    <style:style style:name="ro41" style:family="table-row">
      <style:table-row-properties style:row-height="0.7457in" fo:break-before="auto" style:use-optimal-row-height="false"/>
    </style:style>
    <style:style style:name="ro42" style:family="table-row">
      <style:table-row-properties style:row-height="0.9839in" fo:break-before="auto" style:use-optimal-row-height="false"/>
    </style:style>
    <style:style style:name="ro43" style:family="table-row">
      <style:table-row-properties style:row-height="1.5134in" fo:break-before="auto" style:use-optimal-row-height="false"/>
    </style:style>
    <style:style style:name="ro44" style:family="table-row">
      <style:table-row-properties style:row-height="0.849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2846in" fo:break-before="auto" style:use-optimal-row-height="false"/>
    </style:style>
    <style:style style:name="ro48" style:family="table-row">
      <style:table-row-properties style:row-height="0.7665in" fo:break-before="auto" style:use-optimal-row-height="false"/>
    </style:style>
    <style:style style:name="ro49" style:family="table-row">
      <style:table-row-properties style:row-height="1.6783in" fo:break-before="auto" style:use-optimal-row-height="false"/>
    </style:style>
    <style:style style:name="ro50" style:family="table-row">
      <style:table-row-properties style:row-height="1.2126in" fo:break-before="auto" style:use-optimal-row-height="false"/>
    </style:style>
    <style:style style:name="ro51" style:family="table-row">
      <style:table-row-properties style:row-height="0.6008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8909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798in" fo:break-before="auto" style:use-optimal-row-height="true"/>
    </style:style>
    <style:style style:name="ro56" style:family="table-row">
      <style:table-row-properties style:row-height="0.9535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21" style:family="table-cell" style:parent-style-name="Default">
      <style:text-properties fo:font-weight="normal"/>
    </style:style>
    <style:style style:name="ce2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3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7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52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9" style:family="table-cell" style:parent-style-name="Default">
      <style:text-properties style:font-name="Arial3" fo:font-size="10pt" fo:font-weight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8">
          <table:table-cell table:style-name="ce13"/>
          <table:table-cell table:style-name="ce22" office:value-type="string">
            <text:p>TEST CASES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1"/>
          <table:table-cell table:style-name="ce52" office:value-type="string">
            <text:p>Passed</text:p>
          </table:table-cell>
          <table:table-cell table:style-name="ce52" table:formula="of:=COUNTIF([.L$7:.L$1008];[.$K1])" office:value-type="float" office:value="0">
            <text:p>0</text:p>
          </table:table-cell>
          <table:table-cell table:style-name="ce52" table:formula="of:=COUNTIF([.M$7:.M$1008];[.$K1])" office:value-type="float" office:value="0">
            <text:p>0</text:p>
          </table:table-cell>
          <table:table-cell table:style-name="ce52" table:formula="of:=COUNTIF([.N$7:.N$1008];[.$K1])" office:value-type="float" office:value="0">
            <text:p>0</text:p>
          </table:table-cell>
          <table:table-cell table:style-name="ce52" table:formula="of:=COUNTIF([.O$7:.O$1008];[.$K1])" office:value-type="float" office:value="0">
            <text:p>0</text:p>
          </table:table-cell>
          <table:table-cell table:style-name="ce57" table:number-columns-repeated="5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3" table:number-columns-repeated="2"/>
          <table:table-cell table:style-name="ce34" table:number-columns-repeated="2"/>
          <table:table-cell table:style-name="ce37"/>
          <table:table-cell table:style-name="ce13"/>
          <table:table-cell table:style-name="ce34"/>
          <table:table-cell table:style-name="ce46"/>
          <table:table-cell table:style-name="ce52"/>
          <table:table-cell table:style-name="ce52" office:value-type="string">
            <text:p>Failed</text:p>
          </table:table-cell>
          <table:table-cell table:style-name="ce52" table:formula="of:=COUNTIF([.L$7:.L$1008];[.$K2])" office:value-type="float" office:value="0">
            <text:p>0</text:p>
          </table:table-cell>
          <table:table-cell table:style-name="ce52" table:formula="of:=COUNTIF([.M$7:.M$1008];[.$K2])" office:value-type="float" office:value="0">
            <text:p>0</text:p>
          </table:table-cell>
          <table:table-cell table:style-name="ce52" table:formula="of:=COUNTIF([.N$7:.N$1008];[.$K2])" office:value-type="float" office:value="0">
            <text:p>0</text:p>
          </table:table-cell>
          <table:table-cell table:style-name="ce52" table:formula="of:=COUNTIF([.O$7:.O$1008];[.$K2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24" office:value-type="string">
            <text:p>Function List<text:span text:style-name="T3">:</text:span></text:p>
          </table:table-cell>
          <table:table-cell table:style-name="ce29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2" office:value-type="string">
            <text:p>Blocked</text:p>
          </table:table-cell>
          <table:table-cell table:style-name="ce52" table:formula="of:=COUNTIF([.L$7:.L$1008];[.$K3])" office:value-type="float" office:value="0">
            <text:p>0</text:p>
          </table:table-cell>
          <table:table-cell table:style-name="ce52" table:formula="of:=COUNTIF([.M$7:.M$1008];[.$K3])" office:value-type="float" office:value="0">
            <text:p>0</text:p>
          </table:table-cell>
          <table:table-cell table:style-name="ce52" table:formula="of:=COUNTIF([.N$7:.N$1008];[.$K3])" office:value-type="float" office:value="0">
            <text:p>0</text:p>
          </table:table-cell>
          <table:table-cell table:style-name="ce52" table:formula="of:=COUNTIF([.O$7:.O$1008];[.$K3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9">
          <table:table-cell table:style-name="ce13"/>
          <table:table-cell table:style-name="ce24" office:value-type="string">
            <text:p>Total main cases:</text:p>
          </table:table-cell>
          <table:table-cell table:style-name="ce30" table:formula="of:=MAX([.A7:.A1103])" office:value-type="float" office:value="56" table:number-columns-spanned="3" table:number-rows-spanned="1">
            <text:p>56</text:p>
          </table:table-cell>
          <table:covered-table-cell table:style-name="ce30"/>
          <table:covered-table-cell table:style-name="ce30"/>
          <table:table-cell table:style-name="ce37"/>
          <table:table-cell table:style-name="ce13"/>
          <table:table-cell table:style-name="ce44"/>
          <table:table-cell table:style-name="ce47"/>
          <table:table-cell table:style-name="ce52"/>
          <table:table-cell table:style-name="ce53" office:value-type="string">
            <text:p>Untested</text:p>
          </table:table-cell>
          <table:table-cell table:style-name="ce52" table:formula="of:=COUNTIF([.L$7:.L$1008];[.$K4])" office:value-type="float" office:value="0">
            <text:p>0</text:p>
          </table:table-cell>
          <table:table-cell table:style-name="ce52" table:formula="of:=COUNTIF([.M$7:.M$1008];[.$K4])" office:value-type="float" office:value="0">
            <text:p>0</text:p>
          </table:table-cell>
          <table:table-cell table:style-name="ce52" table:formula="of:=COUNTIF([.N$7:.N$1008];[.$K4])" office:value-type="float" office:value="0">
            <text:p>0</text:p>
          </table:table-cell>
          <table:table-cell table:style-name="ce52" table:formula="of:=COUNTIF([.O$7:.O$1008];[.$K4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57" table:number-columns-repeated="2"/>
          <table:table-cell table:style-name="ce58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5"/>
          <table:table-cell table:style-name="ce31" table:number-columns-repeated="3"/>
          <table:table-cell table:style-name="ce38"/>
          <table:table-cell table:style-name="ce31" table:number-columns-repeated="2"/>
          <table:table-cell table:style-name="ce48"/>
          <table:table-cell table:style-name="ce53"/>
          <table:table-cell table:style-name="ce13" office:value-type="string">
            <text:p>N/A</text:p>
          </table:table-cell>
          <table:table-cell table:style-name="ce52" table:formula="of:=COUNTIF([.L$7:.L$1008];[.$K5])" office:value-type="float" office:value="0">
            <text:p>0</text:p>
          </table:table-cell>
          <table:table-cell table:style-name="ce52" table:formula="of:=COUNTIF([.M$7:.M$1008];[.$K5])" office:value-type="float" office:value="0">
            <text:p>0</text:p>
          </table:table-cell>
          <table:table-cell table:style-name="ce52" table:formula="of:=COUNTIF([.N$7:.N$1008];[.$K5])" office:value-type="float" office:value="0">
            <text:p>0</text:p>
          </table:table-cell>
          <table:table-cell table:style-name="ce52" table:formula="of:=COUNTIF([.O$7:.O$1008];[.$K5])" office:value-type="float" office:value="0">
            <text:p>0</text:p>
          </table:table-cell>
          <table:table-cell table:style-name="ce52" table:number-columns-repeated="2"/>
          <table:table-cell table:style-name="ce13"/>
          <table:table-cell table:style-name="ce31" table:number-columns-repeated="2"/>
          <table:table-cell table:style-name="ce59" table:number-columns-repeated="206"/>
          <table:table-cell table:number-columns-repeated="28"/>
        </table:table-row>
        <table:table-row table:style-name="ro2">
          <table:table-cell table:style-name="ce18" office:value-type="string">
            <text:p>Case No</text:p>
          </table:table-cell>
          <table:table-cell table:style-name="ce26" office:value-type="string">
            <text:p>Related function</text:p>
          </table:table-cell>
          <table:table-cell table:style-name="ce32" office:value-type="string">
            <text:p>Case ID</text:p>
          </table:table-cell>
          <table:table-cell table:style-name="ce32" office:value-type="string">
            <text:p>Path</text:p>
          </table:table-cell>
          <table:table-cell table:style-name="ce32" office:value-type="string">
            <text:p>Case Name</text:p>
          </table:table-cell>
          <table:table-cell table:style-name="ce39" office:value-type="string">
            <text:p>Description</text:p>
          </table:table-cell>
          <table:table-cell table:style-name="ce32" office:value-type="string">
            <text:p>Step</text:p>
          </table:table-cell>
          <table:table-cell table:style-name="ce32" office:value-type="string">
            <text:p>Expected Result</text:p>
          </table:table-cell>
          <table:table-cell table:style-name="ce49" office:value-type="string">
            <text:p>Priority</text:p>
          </table:table-cell>
          <table:table-cell table:style-name="ce32" office:value-type="string">
            <text:p>Affect</text:p>
          </table:table-cell>
          <table:table-cell table:style-name="ce55" office:value-type="string">
            <text:p>Tester</text:p>
          </table:table-cell>
          <table:table-cell table:style-name="ce55"/>
          <table:table-cell table:style-name="ce56" table:number-columns-repeated="3"/>
          <table:table-cell table:style-name="ce55" office:value-type="string">
            <text:p>JIRA issue</text:p>
          </table:table-cell>
          <table:table-cell table:style-name="ce55" office:value-type="string">
            <text:p>Comment</text:p>
          </table:table-cell>
          <table:table-cell table:style-name="ce56" table:number-columns-repeated="3"/>
          <table:table-cell table:style-name="ce60" table:number-columns-repeated="234"/>
        </table:table-row>
        <table:table-row table:style-name="ro10">
          <table:table-cell table:style-name="ce19" office:value-type="float" office:value="1">
            <text:p>1.00</text:p>
          </table:table-cell>
          <table:table-cell table:style-name="ce27" office:value-type="string">
            <text:p>SNF_KS_01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36" table:content-validation-name="val1" office:value-type="string">
            <text:p>Step 1: Add/Edit/Move/Delete category</text:p>
          </table:table-cell>
          <table:table-cell table:style-name="ce3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3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1">
          <table:table-cell table:style-name="ce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27" office:value-type="string">
            <text:p>SNF_KS_02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36" table:content-validation-name="val1" office:value-type="string">
            <text:p>Step 1: Create categories after drag and drop them</text:p>
          </table:table-cell>
          <table:table-cell table:style-name="ce36" office:value-type="string">
            <text:p>- Create some categories </text:p>
            <text:p>- Drag and drop a category into another category</text:p>
          </table:table-cell>
          <table:table-cell table:style-name="ce36" office:value-type="string">
            <text:p>Category is dragged and dropped successfully to selected categor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2">
          <table:table-cell table:style-name="ce20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27" office:value-type="string">
            <text:p>SNF_KS_03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36" table:content-validation-name="val1" office:value-type="string">
            <text:p>Step 1: Create categories after export and import them</text:p>
          </table:table-cell>
          <table:table-cell table:style-name="ce36" office:value-type="string">
            <text:p>Export one category and then import this category to the Answer</text:p>
          </table:table-cell>
          <table:table-cell table:style-name="ce36" office:value-type="string">
            <text:p>Category and its questions are exported/impor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3">
          <table:table-cell table:style-name="ce20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27" office:value-type="string">
            <text:p>SNF_KS_04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36" table:content-validation-name="val1" office:value-type="string">
            <text:p>Step 1: Create category after watch and unwatch them</text:p>
          </table:table-cell>
          <table:table-cell table:style-name="ce36" office:value-type="string">
            <text:p>- Watch/Unwatch a category by right click</text:p>
            <text:p/>
          </table:table-cell>
          <table:table-cell table:style-name="ce36" office:value-type="string">
            <text:p>Category is watched/unwatched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4">
          <table:table-cell table:style-name="ce20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27" office:value-type="string">
            <text:p>SNF_KS_05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36" table:content-validation-name="val1" office:value-type="string">
            <text:p>Step 1: Manage watch</text:p>
          </table:table-cell>
          <table:table-cell table:style-name="ce36" office:value-type="string">
            <text:p>- Watch a category</text:p>
            <text:p>- <text:s/>Add/Edit/Remove watch from Manage watch form</text:p>
          </table:table-cell>
          <table:table-cell table:style-name="ce36" office:value-type="string">
            <text:p>Email address is added/edited/deleted successful in Manage watch for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5">
          <table:table-cell table:style-name="ce20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27" office:value-type="string">
            <text:p>SNF_KS_06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36" table:content-validation-name="val1" office:value-type="string">
            <text:p>Step 1: Get RSS of category</text:p>
          </table:table-cell>
          <table:table-cell table:style-name="ce36" office:value-type="string">
            <text:p>- Open a category</text:p>
            <text:p>- Select “RSS” on main menu or right click menu</text:p>
          </table:table-cell>
          <table:table-cell table:style-name="ce36" office:value-type="string">
            <text:p>Category and questions inside is displayed in RSS feed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6">
          <table:table-cell table:style-name="ce20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27" office:value-type="string">
            <text:p>SNF_KS_07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36" table:content-validation-name="val1" office:value-type="string">
            <text:p>Step 1: Add/Edit/Move/Delete <text:s/>Question</text:p>
          </table:table-cell>
          <table:table-cell table:style-name="ce3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3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7">
          <table:table-cell table:style-name="ce20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27" office:value-type="string">
            <text:p>SNF_KS_08</text:p>
          </table:table-cell>
          <table:table-cell table:style-name="ce33" office:value-type="float" office:value="1">
            <text:p>1.00</text:p>
          </table:table-cell>
          <table:table-cell table:style-name="ce3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36" table:content-validation-name="val1" office:value-type="string">
            <text:p>Step 1: Vote Question</text:p>
          </table:table-cell>
          <table:table-cell table:style-name="ce36" office:value-type="string">
            <text:p>- Open a question</text:p>
            <text:p>- Vote Question by select number of star</text:p>
          </table:table-cell>
          <table:table-cell table:style-name="ce36" office:value-type="string">
            <text:p>- Question is voted successful.</text:p>
            <text:p>The number of stars are selected set yellow.</text:p>
            <text:p/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27" office:value-type="string">
            <text:p>SNF_KS_09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36" table:content-validation-name="val1" office:value-type="string">
            <text:p>Step 1: Discuss Question</text:p>
          </table:table-cell>
          <table:table-cell table:style-name="ce3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36" office:value-type="string">
            <text:p>Discuss question in forum is successful</text:p>
            <text:p>The question become a topic in the select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9">
          <table:table-cell table:style-name="ce20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27" office:value-type="string">
            <text:p>SNF_KS_10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40" table:content-validation-name="val1" office:value-type="string">
            <text:p>Step 1: Print Question</text:p>
          </table:table-cell>
          <table:table-cell table:style-name="ce3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36" office:value-type="string">
            <text:p>Question content is shown in print preview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0">
          <table:table-cell table:style-name="ce20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27" office:value-type="string">
            <text:p>SNF_KS_11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36" table:content-validation-name="val1" office:value-type="string">
            <text:p>Step 1: Send Question</text:p>
          </table:table-cell>
          <table:table-cell table:style-name="ce36" office:value-type="string">
            <text:p>- Right click on question and send question</text:p>
            <text:p>- Check mail Inbox to see question content, question link</text:p>
          </table:table-cell>
          <table:table-cell table:style-name="ce36" office:value-type="string">
            <text:p>- Mail is sent successful to email address</text:p>
            <text:p>- Content of mail includes Question content &amp; Question link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1">
          <table:table-cell table:style-name="ce20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27" office:value-type="string">
            <text:p>SNF_KS_12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40" table:content-validation-name="val1" office:value-type="string">
            <text:p>Step 1: Manage <text:s/>Question</text:p>
          </table:table-cell>
          <table:table-cell table:style-name="ce3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3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2">
          <table:table-cell table:style-name="ce20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27" office:value-type="string">
            <text:p>SNF_KS_13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36" table:content-validation-name="val1" office:value-type="string">
            <text:p>Step 1: Add/Edit/Delete Answer</text:p>
          </table:table-cell>
          <table:table-cell table:style-name="ce36" office:value-type="string">
            <text:p>- Add answers in question</text:p>
            <text:p>- Edit/delete answers</text:p>
            <text:p/>
            <text:p/>
          </table:table-cell>
          <table:table-cell table:style-name="ce3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27" office:value-type="string">
            <text:p>SNF_KS_14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36" table:content-validation-name="val1" office:value-type="string">
            <text:p>Step 1: Rate and Sort Answer</text:p>
          </table:table-cell>
          <table:table-cell table:style-name="ce3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36" office:value-type="string">
            <text:p>- Answer is rated with index </text:p>
            <text:p>- Answer is sorted by ascending/descending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4">
          <table:table-cell table:style-name="ce20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27" office:value-type="string">
            <text:p>SNF_KS_15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40" table:content-validation-name="val1" office:value-type="string">
            <text:p>Step 1: Active and Approve Answer</text:p>
          </table:table-cell>
          <table:table-cell table:style-name="ce3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20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27" office:value-type="string">
            <text:p>SNF_KS_16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6" table:content-validation-name="val1" office:value-type="string">
            <text:p>Step 1: Add/Edit/Delete/ Promote comment</text:p>
          </table:table-cell>
          <table:table-cell table:style-name="ce3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3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5">
          <table:table-cell table:style-name="ce20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27" office:value-type="string">
            <text:p>SNF_KS_17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Enter a search keyword</text:p>
            <text:p>- Check quick search icon</text:p>
            <text:p/>
          </table:table-cell>
          <table:table-cell table:style-name="ce36" office:value-type="string">
            <text:p>Return search result with items matched key word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27" office:value-type="string">
            <text:p>SNF_KS_18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Open Advanced Search form</text:p>
            <text:p>- Check advanced search in case search in entry, category and both.</text:p>
          </table:table-cell>
          <table:table-cell table:style-name="ce36" office:value-type="string">
            <text:p>Return search result with items matched key word and conditions search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7">
          <table:table-cell table:style-name="ce20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27" office:value-type="string">
            <text:p>SNF_KS_19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36" table:content-validation-name="val1" office:value-type="string">
            <text:p>Step 1: View Profile</text:p>
          </table:table-cell>
          <table:table-cell table:style-name="ce36" office:value-type="string">
            <text:p>- Click on full name of user below avatar </text:p>
          </table:table-cell>
          <table:table-cell table:style-name="ce36" office:value-type="string">
            <text:p>Profile of user is shown properties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8">
          <table:table-cell table:style-name="ce20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27" office:value-type="string">
            <text:p>SNF_KS_20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40" table:content-validation-name="val1" office:value-type="string">
            <text:p>Step 1: User setting</text:p>
          </table:table-cell>
          <table:table-cell table:style-name="ce3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3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9">
          <table:table-cell table:style-name="ce20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27" office:value-type="string">
            <text:p>SNF_KS_21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6" table:content-validation-name="val1" office:value-type="string">
            <text:p>Step 1: Setting porlet from edit mode</text:p>
          </table:table-cell>
          <table:table-cell table:style-name="ce3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20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27" office:value-type="string">
            <text:p>SNF_KS_22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36" table:content-validation-name="val1" office:value-type="string">
            <text:p>Step 1: Add/Edit/Delete category</text:p>
          </table:table-cell>
          <table:table-cell table:style-name="ce36" office:value-type="string">
            <text:p>- Add category</text:p>
            <text:p>- Edit category</text:p>
            <text:p>- Delete category</text:p>
          </table:table-cell>
          <table:table-cell table:style-name="ce3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20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27" office:value-type="string">
            <text:p>SNF_KS_23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36" table:content-validation-name="val1" office:value-type="string">
            <text:p>Step 1: Create categories/forums after drag and drop them</text:p>
          </table:table-cell>
          <table:table-cell table:style-name="ce3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36" office:value-type="string">
            <text:p>Category/Forum is import/export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0">
          <table:table-cell table:style-name="ce20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27" office:value-type="string">
            <text:p>SNF_KS_24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36" table:content-validation-name="val1" office:value-type="string">
            <text:p>Step 1: Manage Forum </text:p>
          </table:table-cell>
          <table:table-cell table:style-name="ce3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3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1">
          <table:table-cell table:style-name="ce20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27" office:value-type="string">
            <text:p>SNF_KS_25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36" table:content-validation-name="val1" office:value-type="string">
            <text:p>Step 1: Add/Edit/Move/Delete <text:s/>Forum</text:p>
          </table:table-cell>
          <table:table-cell table:style-name="ce36" office:value-type="string">
            <text:p>- Add forum</text:p>
            <text:p>- Edit forum</text:p>
            <text:p>- Delete forum</text:p>
            <text:p>- Move forum</text:p>
          </table:table-cell>
          <table:table-cell table:style-name="ce3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2">
          <table:table-cell table:style-name="ce20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27" office:value-type="string">
            <text:p>SNF_KS_26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36" table:content-validation-name="val1" office:value-type="string">
            <text:p>Step 1: Lock/Unlock/Open/ Close Forum</text:p>
          </table:table-cell>
          <table:table-cell table:style-name="ce3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3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3">
          <table:table-cell table:style-name="ce20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27" office:value-type="string">
            <text:p>SNF_KS_27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36" table:content-validation-name="val1" office:value-type="string">
            <text:p>Step 1: Manage Topic inside Forum</text:p>
          </table:table-cell>
          <table:table-cell table:style-name="ce3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3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4">
          <table:table-cell table:style-name="ce20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27" office:value-type="string">
            <text:p>SNF_KS_28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36" table:content-validation-name="val1" office:value-type="string">
            <text:p>Step 1: Add/Edit/Move/Delete <text:s/>Topic</text:p>
          </table:table-cell>
          <table:table-cell table:style-name="ce36" office:value-type="string">
            <text:p>- Add topic</text:p>
            <text:p>- Edit topic</text:p>
            <text:p>- Delete topic</text:p>
            <text:p>- Move topic</text:p>
          </table:table-cell>
          <table:table-cell table:style-name="ce3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5">
          <table:table-cell table:style-name="ce20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27" office:value-type="string">
            <text:p>SNF_KS_29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36" table:content-validation-name="val1" office:value-type="string">
            <text:p>Step 1: Lock/Unlock/Open/ Close/Stick/split Topic</text:p>
          </table:table-cell>
          <table:table-cell table:style-name="ce3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3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6">
          <table:table-cell table:style-name="ce20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27" office:value-type="string">
            <text:p>SNF_KS_30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40" table:content-validation-name="val1" office:value-type="string">
            <text:p>Step 1: Manage tag on Topic</text:p>
          </table:table-cell>
          <table:table-cell table:style-name="ce42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42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7">
          <table:table-cell table:style-name="ce20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27" office:value-type="string">
            <text:p>SNF_KS_31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36" table:content-validation-name="val1" office:value-type="string">
            <text:p>Step 1: Rate Topic</text:p>
          </table:table-cell>
          <table:table-cell table:style-name="ce42" office:value-type="string">
            <text:p>- Rate a topic</text:p>
            <text:p/>
          </table:table-cell>
          <table:table-cell table:style-name="ce42" office:value-type="string">
            <text:p>Topic is rated successfully. The number of stars are selected set yellow.</text:p>
            <text:p><text:span text:style-name="T4"/></text:p>
          </table:table-cell>
          <table:table-cell table:style-name="ce12" office:value-type="string">
            <text:p>Low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27" office:value-type="string">
            <text:p>SNF_KS_32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40" table:content-validation-name="val1" office:value-type="string">
            <text:p>Step 1: Add/Edit/Remove/ Close/Reopen poll</text:p>
          </table:table-cell>
          <table:table-cell table:style-name="ce36" office:value-type="string">
            <text:p>- Add/edit poll</text:p>
            <text:p>- Close/Reopen Poll</text:p>
            <text:p>- Remove poll</text:p>
          </table:table-cell>
          <table:table-cell table:style-name="ce3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9">
          <table:table-cell table:style-name="ce20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27" office:value-type="string">
            <text:p>SNF_KS_33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36" table:content-validation-name="val1" office:value-type="string">
            <text:p>Step 1: Add/Edit/Delete post</text:p>
          </table:table-cell>
          <table:table-cell table:style-name="ce3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3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0">
          <table:table-cell table:style-name="ce20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27" office:value-type="string">
            <text:p>SNF_KS_34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36" table:content-validation-name="val1" office:value-type="string">
            <text:p>Step 1: Move/Delete/Show/ Hide/Approve post</text:p>
          </table:table-cell>
          <table:table-cell table:style-name="ce3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3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1">
          <table:table-cell table:style-name="ce20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27" office:value-type="string">
            <text:p>SNF_KS_35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36" table:content-validation-name="val1" office:value-type="string">
            <text:p>Step 1: View category/forum/topic</text:p>
          </table:table-cell>
          <table:table-cell table:style-name="ce36" office:value-type="string">
            <text:p>- View category/forum/topic </text:p>
            <text:p>- View attachment in topic</text:p>
          </table:table-cell>
          <table:table-cell table:style-name="ce36" office:value-type="string">
            <text:p>Properties of category/forum/ topic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2">
          <table:table-cell table:style-name="ce20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27" office:value-type="string">
            <text:p>SNF_KS_36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36" table:content-validation-name="val1" office:value-type="string">
            <text:p>Step 1: Quick Search</text:p>
          </table:table-cell>
          <table:table-cell table:style-name="ce36" office:value-type="string">
            <text:p>- Search by keyword matching with category/forum/topic/post</text:p>
            <text:p/>
            <text:p/>
          </table:table-cell>
          <table:table-cell table:style-name="ce36" office:value-type="string">
            <text:p>Return search result with category/forum/topic/post matched key word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3">
          <table:table-cell table:style-name="ce20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27" office:value-type="string">
            <text:p>SNF_KS_37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36" table:content-validation-name="val1" office:value-type="string">
            <text:p>Step 1: Advanced Search</text:p>
          </table:table-cell>
          <table:table-cell table:style-name="ce3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6" office:value-type="string">
            <text:p>Return search result with category/forum/topic/post matched key word and conditions search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4">
          <table:table-cell table:style-name="ce20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27" office:value-type="string">
            <text:p>SNF_KS_38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36" table:content-validation-name="val1" office:value-type="string">
            <text:p>Step 1: Check Permalink</text:p>
          </table:table-cell>
          <table:table-cell table:style-name="ce36" office:value-type="string">
            <text:p>Go to current page by permalink</text:p>
          </table:table-cell>
          <table:table-cell table:style-name="ce36" office:value-type="string">
            <text:p>Permalink link of current page is shown in new tab/window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5">
          <table:table-cell table:style-name="ce20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27" office:value-type="string">
            <text:p>SNF_KS_39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36" table:content-validation-name="val1" office:value-type="string">
            <text:p>Step 1: Get RSS </text:p>
          </table:table-cell>
          <table:table-cell table:style-name="ce36" office:value-type="string">
            <text:p>Get RSS feed of category/forum/topic</text:p>
          </table:table-cell>
          <table:table-cell table:style-name="ce36" office:value-type="string">
            <text:p>RSS feed of category/forum/topic is shown properties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6">
          <table:table-cell table:style-name="ce20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27" office:value-type="string">
            <text:p>SNF_KS_40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36" table:content-validation-name="val1" office:value-type="string">
            <text:p>Step 1: Check Breadcrumbs</text:p>
          </table:table-cell>
          <table:table-cell table:style-name="ce3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36" office:value-type="string">
            <text:p>Selected category/forum/ topic/post is shown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27" office:value-type="string">
            <text:p>SNF_KS_41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36" table:content-validation-name="val1" office:value-type="string">
            <text:p>Step 1: Compose/ Reply/Forward message</text:p>
          </table:table-cell>
          <table:table-cell table:style-name="ce36" office:value-type="string">
            <text:p>-Compose/reply/forward message</text:p>
            <text:p>- Check inbox, sent box</text:p>
            <text:p>- Delete message</text:p>
          </table:table-cell>
          <table:table-cell table:style-name="ce3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7">
          <table:table-cell table:style-name="ce20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27" office:value-type="string">
            <text:p>SNF_KS_42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6" table:content-validation-name="val1" office:value-type="string">
            <text:p>Step 1: Bookmark Category/Forum/ Topic</text:p>
          </table:table-cell>
          <table:table-cell table:style-name="ce36" office:value-type="string">
            <text:p>- Bookmark Category/Forum/Topic</text:p>
          </table:table-cell>
          <table:table-cell table:style-name="ce3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8">
          <table:table-cell table:style-name="ce20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27" office:value-type="string">
            <text:p>SNF_KS_43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36" table:content-validation-name="val1" office:value-type="string">
            <text:p>Step 1: Watch and Unwatch</text:p>
          </table:table-cell>
          <table:table-cell table:style-name="ce36" office:value-type="string">
            <text:p>Watch&amp;Unwatch specify category/forum/topic</text:p>
          </table:table-cell>
          <table:table-cell table:style-name="ce36" office:value-type="string">
            <text:p>Category/forum/topic is watch &amp; unwatch successfully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49">
          <table:table-cell table:style-name="ce20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27" office:value-type="string">
            <text:p>SNF_KS_44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36" table:content-validation-name="val1" office:value-type="string">
            <text:p>Step 1: User Setting</text:p>
          </table:table-cell>
          <table:table-cell table:style-name="ce36" office:value-type="string">
            <text:p>- Change profile information</text:p>
            <text:p>- Change forum settings</text:p>
            <text:p>- Manage my subscription</text:p>
          </table:table-cell>
          <table:table-cell table:style-name="ce3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0">
          <table:table-cell table:style-name="ce20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27" office:value-type="string">
            <text:p>SNF_KS_45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40" table:content-validation-name="val1" office:value-type="string">
            <text:p>Step 1: Mange users</text:p>
          </table:table-cell>
          <table:table-cell table:style-name="ce3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36" office:value-type="string">
            <text:p>User information is upda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1">
          <table:table-cell table:style-name="ce20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27" office:value-type="string">
            <text:p>SNF_KS_46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36" table:content-validation-name="val1" office:value-type="string">
            <text:p>Step 1: Sort setting</text:p>
          </table:table-cell>
          <table:table-cell table:style-name="ce36" office:value-type="string">
            <text:p>- Define forum setting</text:p>
            <text:p/>
          </table:table-cell>
          <table:table-cell table:style-name="ce36" office:value-type="string">
            <text:p>Setting forum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2">
          <table:table-cell table:style-name="ce20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27" office:value-type="string">
            <text:p>SNF_KS_47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36" table:content-validation-name="val1" office:value-type="string">
            <text:p>Step 1: Censor keyword</text:p>
          </table:table-cell>
          <table:table-cell table:style-name="ce36" office:value-type="string">
            <text:p>- Click on Administration menu and select “Censored keyword”</text:p>
            <text:p>- Input censored keyword and save</text:p>
          </table:table-cell>
          <table:table-cell table:style-name="ce36" office:value-type="string">
            <text:p>- Censored keyword is sav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3">
          <table:table-cell table:style-name="ce20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27" office:value-type="string">
            <text:p>SNF_KS_48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36" table:content-validation-name="val1" office:value-type="string">
            <text:p>Step 1: Notification</text:p>
          </table:table-cell>
          <table:table-cell table:style-name="ce36" office:value-type="string">
            <text:p>- Click on Administration menu and select “Notification”</text:p>
            <text:p>- Input content for notify and save </text:p>
          </table:table-cell>
          <table:table-cell table:style-name="ce36" office:value-type="string">
            <text:p>Notification is saved successfully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4">
          <table:table-cell table:style-name="ce20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27" office:value-type="string">
            <text:p>SNF_KS_49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36" table:content-validation-name="val1" office:value-type="string">
            <text:p>Step 1: Add/Edit/Delete BBC</text:p>
          </table:table-cell>
          <table:table-cell table:style-name="ce36" office:value-type="string">
            <text:p>- click on Administration menu and select “BB Code”</text:p>
            <text:p>- Add/edit/Delete BB code</text:p>
          </table:table-cell>
          <table:table-cell table:style-name="ce36" office:value-type="string">
            <text:p>BB code is added/edited/ deleted successful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27" office:value-type="string">
            <text:p>SNF_KS_50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40" table:content-validation-name="val1" office:value-type="string">
            <text:p>Step 1: Setting prune and run</text:p>
          </table:table-cell>
          <table:table-cell table:style-name="ce36" office:value-type="string">
            <text:p>- Click on Administration menu and select “Pruning” </text:p>
            <text:p>- Setting Prune for forums and run</text:p>
          </table:table-cell>
          <table:table-cell table:style-name="ce36" office:value-type="string">
            <text:p>- Auto-Prune is done</text:p>
            <text:p>- The prune topic is inactive and invisible with normal users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6">
          <table:table-cell table:style-name="ce20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27" office:value-type="string">
            <text:p>SNF_KS_51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40" table:content-validation-name="val1" office:value-type="string">
            <text:p>Step 1: Add/Edit/Delete Topic type</text:p>
          </table:table-cell>
          <table:table-cell table:style-name="ce36" office:value-type="string">
            <text:p>- Click on Administration menu and select “Topic Types”</text:p>
            <text:p>- Add/edit/delete topic type</text:p>
          </table:table-cell>
          <table:table-cell table:style-name="ce36" office:value-type="string">
            <text:p>Topic type is added new/edited/deleted successfully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20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27" office:value-type="string">
            <text:p>SNF_KS_52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36" table:content-validation-name="val1" office:value-type="string">
            <text:p>Step 1: Add Ban IP</text:p>
          </table:table-cell>
          <table:table-cell table:style-name="ce36" office:value-type="string">
            <text:p>- click on Administration menu and select “Ban IP”</text:p>
            <text:p>- Add IP into list and click on “Add” </text:p>
          </table:table-cell>
          <table:table-cell table:style-name="ce36" office:value-type="string">
            <text:p>Ban IP is added successfully to list</text:p>
            <text:p>Ban IP user can not add post/create topic</text:p>
            <text:p/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20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27" office:value-type="string">
            <text:p>SNF_KS_53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40" table:content-validation-name="val1" office:value-type="string">
            <text:p>Step 1: Setting Forum porlet from edit mode</text:p>
          </table:table-cell>
          <table:table-cell table:style-name="ce36" office:value-type="string">
            <text:p>- Show/hide category</text:p>
            <text:p>- enable/disable panel</text:p>
            <text:p>- Use/not use ajax</text:p>
          </table:table-cell>
          <table:table-cell table:style-name="ce36" office:value-type="string">
            <text:p>Setting porlet is successful with properties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7">
          <table:table-cell table:style-name="ce20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27" office:value-type="string">
            <text:p>SNF_KS_54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36" table:content-validation-name="val1" office:value-type="string">
            <text:p>Step 1: Browse Category and sub category</text:p>
          </table:table-cell>
          <table:table-cell table:style-name="ce36" office:value-type="string">
            <text:p>Browse Category/Sub-category by click on category name</text:p>
          </table:table-cell>
          <table:table-cell table:style-name="ce36" office:value-type="string">
            <text:p>Category is viewed and Question in this category is displayed in list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58">
          <table:table-cell table:style-name="ce20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27" office:value-type="string">
            <text:p>SNF_KS_55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36" table:content-validation-name="val1" office:value-type="string">
            <text:p>Step 1: View question <text:s/>on FAQ porlet</text:p>
          </table:table-cell>
          <table:table-cell table:style-name="ce36" office:value-type="string">
            <text:p>View question by click on Question's title</text:p>
          </table:table-cell>
          <table:table-cell table:style-name="ce36" office:value-type="string">
            <text:p>Question and Answers in question are displayed</text:p>
          </table:table-cell>
          <table:table-cell table:style-name="ce12" office:value-type="string">
            <text:p>Medium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>
          <table:table-cell table:style-name="ce20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27" office:value-type="string">
            <text:p>SNF_KS_56</text:p>
          </table:table-cell>
          <table:table-cell table:style-name="ce33" office:value-type="float" office:value="1">
            <text:p>1.00</text:p>
          </table:table-cell>
          <table:table-cell table:style-name="ce3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40" table:content-validation-name="val1" office:value-type="string">
            <text:p>Step 1: Setting FAQ porlet form edit mode</text:p>
          </table:table-cell>
          <table:table-cell table:style-name="ce36" office:value-type="string">
            <text:p>- Show/hide category</text:p>
            <text:p>- Edit template of FAQ porlet</text:p>
            <text:p>- Use/not use ajax</text:p>
          </table:table-cell>
          <table:table-cell table:style-name="ce36" office:value-type="string">
            <text:p>- Edit template is successful</text:p>
            <text:p>- Selected category is shown/hide in page</text:p>
          </table:table-cell>
          <table:table-cell table:style-name="ce12" office:value-type="string">
            <text:p>High</text:p>
          </table:table-cell>
          <table:table-cell table:style-name="ce54"/>
          <table:table-cell table:style-name="ce13" table:number-columns-repeated="10"/>
          <table:table-cell table:number-columns-repeated="234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style-name="ce21" table:number-columns-repeated="2"/>
          <table:table-cell table:number-columns-repeated="4"/>
          <table:table-cell table:style-name="ce43"/>
          <table:table-cell table:style-name="ce45"/>
          <table:table-cell table:style-name="ce50"/>
          <table:table-cell table:number-columns-repeated="245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row table:style-name="ro1">
          <table:table-cell table:number-columns-repeated="25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3" table:default-cell-style-name="ce63"/>
        <table:table-column table:style-name="co3" table:default-cell-style-name="ce65"/>
        <table:table-column table:style-name="co14" table:default-cell-style-name="ce67"/>
        <table:table-column table:style-name="co15" table:default-cell-style-name="ce68"/>
        <table:table-column table:style-name="co16" table:default-cell-style-name="ce66"/>
        <table:table-column table:style-name="co3" table:default-cell-style-name="ce70"/>
        <table:table-row table:style-name="ro7">
          <table:table-cell table:style-name="ce61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62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9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9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16]=[.$A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16]=[.$A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16]=[.$A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16]=[.$A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5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16]=[.$A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6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16]=[.$A9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7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16]=[.$A1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16]=[.$A11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9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16]=[.$A1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0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16]=[.$A1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16]=[.$A1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16]=[.$A1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16]=[.$A1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16]=[.$A1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16]=[.$A1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16]=[.$A1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16]=[.$A2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16]=[.$A2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16]=[.$A2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16]=[.$A2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16]=[.$A2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16]=[.$A2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16]=[.$A2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16]=[.$A2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16]=[.$A2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16]=[.$A2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16]=[.$A3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16]=[.$A31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16]=[.$A3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16]=[.$A3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16]=[.$A3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16]=[.$A3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16]=[.$A3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16]=[.$A3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16]=[.$A3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16]=[.$A3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16]=[.$A4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8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16]=[.$A4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16]=[.$A4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8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16]=[.$A4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16]=[.$A4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16]=[.$A45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16]=[.$A4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16]=[.$A4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16]=[.$A4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8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16]=[.$A4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8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16]=[.$A5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8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16]=[.$A5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16]=[.$A5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8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16]=[.$A5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8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16]=[.$A5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16]=[.$A5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16]=[.$A56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16]=[.$A5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16]=[.$A5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16]=[.$A59])*([SniffTest.A$5:SniffTest.A$101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1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8-16T10:55:44</dc:date>
    <meta:printed-by>Thanh Cong Nguyen</meta:printed-by>
    <meta:print-date>2009-03-06T17:07:42</meta:print-date>
    <dc:language>en-US</dc:language>
    <meta:editing-cycles>166</meta:editing-cycles>
    <meta:editing-duration>PT182H31M43S</meta:editing-duration>
    <meta:document-statistic meta:table-count="3" meta:cell-count="1066" meta:object-count="0"/>
    <meta:user-defined meta:name="Info 1"/>
    <meta:user-defined meta:name="Info 2"/>
    <meta:user-defined meta:name="Info 3"/>
    <meta:user-defined meta:name="Info 4"/>
  </office:meta>
</office:document-meta>
</file>